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d4b" officeooo:paragraph-rsid="000bad4b"/>
    </style:style>
    <style:style style:name="P2" style:family="paragraph" style:parent-style-name="Standard">
      <style:paragraph-properties fo:text-align="start" style:justify-single-word="false"/>
      <style:text-properties officeooo:rsid="000bad4b" officeooo:paragraph-rsid="000bad4b"/>
    </style:style>
    <style:style style:name="P3" style:family="paragraph" style:parent-style-name="Standard">
      <style:paragraph-properties fo:text-align="start" style:justify-single-word="false"/>
      <style:text-properties officeooo:rsid="000d0a73" officeooo:paragraph-rsid="000d0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s</text:p>
      <text:p text:style-name="P2"/>
      <text:p text:style-name="P2">Find best cell</text:p>
      <text:p text:style-name="P2">1. <text:s/>The settler wants to go to a nearby cell with the most fruit.</text:p>
      <text:p text:style-name="P2">2. <text:s/>The settler looks at the nearby cells. <text:s/>The one with the most fruit has already been settled. <text:s/>The cell with the second-most fruit is not occupied, so this becomes the destination cell.</text:p>
      <text:p text:style-name="P3">3. <text:s/>In the next time period (day), the settler moves to the target cell.</text:p>
      <text:p text:style-name="P3">4. <text:s/>From the target cell, an unoccupied cell with significantly more fruit is visible. <text:s/>That cell becomes the target cell.</text:p>
      <text:p text:style-name="P3">5. <text:s/>The next day, the settler arrives at the target cell. <text:s/>Another settler has arrived first and claimed the cell.</text:p>
      <text:p text:style-name="P3">6. <text:s/>The settler looks at the nearby cells and finds the unoccupied one with the most fruit, which becomes the next target cell.</text:p>
      <text:p text:style-name="P3">7. <text:s/>The settler arrives at the target cell the next day. <text:s/>Nobody else arrives at the cell, and no better cells are visible. <text:s/>The settler claims and settles this cell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9:26.837444086</meta:creation-date>
    <meta:generator>LibreOffice/4.2.8.2$Linux_X86_64 LibreOffice_project/420m0$Build-2</meta:generator>
    <dc:date>2016-11-14T17:06:23.978204203</dc:date>
    <meta:editing-duration>P0D</meta:editing-duration>
    <meta:editing-cycles>1</meta:editing-cycles>
    <meta:document-statistic meta:table-count="0" meta:image-count="0" meta:object-count="0" meta:page-count="1" meta:paragraph-count="9" meta:word-count="158" meta:character-count="878" meta:non-whitespace-character-count="716"/>
  </office:meta>
</office:document-meta>
</file>